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ro13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903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9" style:family="table-row">
      <style:table-row-properties style:row-height="1.328cm" fo:break-before="auto" style:use-optimal-row-height="true"/>
    </style:style>
    <style:style style:name="ro20" style:family="table-row">
      <style:table-row-properties style:row-height="1.653cm" fo:break-before="auto" style:use-optimal-row-height="false"/>
    </style:style>
    <style:style style:name="ro21" style:family="table-row">
      <style:table-row-properties style:row-height="1.326cm" fo:break-before="auto" style:use-optimal-row-height="false"/>
    </style:style>
    <style:style style:name="ro22" style:family="table-row">
      <style:table-row-properties style:row-height="0.956cm" fo:break-before="auto" style:use-optimal-row-height="false"/>
    </style:style>
    <style:style style:name="ro23" style:family="table-row">
      <style:table-row-properties style:row-height="0.855cm" fo:break-before="auto" style:use-optimal-row-height="false"/>
    </style:style>
    <style:style style:name="ro16" style:family="table-row">
      <style:table-row-properties style:row-height="1.737cm" fo:break-before="auto" style:use-optimal-row-height="true"/>
    </style:style>
    <style:style style:name="ro24" style:family="table-row">
      <style:table-row-properties style:row-height="1.755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25" style:family="table-row">
      <style:table-row-properties style:row-height="3.03cm" fo:break-before="auto" style:use-optimal-row-height="true"/>
    </style:style>
    <style:style style:name="ro27" style:family="table-row">
      <style:table-row-properties style:row-height="1.755cm" fo:break-before="auto" style:use-optimal-row-height="false"/>
    </style:style>
    <style:style style:name="ro28" style:family="table-row">
      <style:table-row-properties style:row-height="0.93cm" fo:break-before="auto" style:use-optimal-row-height="false"/>
    </style:style>
    <style:style style:name="ro18" style:family="table-row">
      <style:table-row-properties style:row-height="2.579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35" style:family="table-row">
      <style:table-row-properties style:row-height="1.316cm" fo:break-before="auto" style:use-optimal-row-height="true"/>
    </style:style>
    <style:style style:name="ro38" style:family="table-row">
      <style:table-row-properties style:row-height="2.157cm" fo:break-before="auto" style:use-optimal-row-height="true"/>
    </style:style>
    <style:style style:name="ro39" style:family="table-row">
      <style:table-row-properties style:row-height="1.737cm" fo:break-before="auto" style:use-optimal-row-height="true"/>
    </style:style>
    <style:style style:name="ta6" style:family="table" style:master-page-name="Default">
      <style:table-properties table:display="true" style:writing-mode="lr-tb" tableooo:tab-color="#ff950e"/>
    </style:style>
    <style:style style:name="ta11" style:family="table" style:master-page-name="Default">
      <style:table-properties table:display="true" style:writing-mode="lr-tb" tableooo:tab-color="#dc2300"/>
    </style:style>
    <style:style style:name="ta13" style:family="table" style:master-page-name="Default">
      <style:table-properties table:display="true" style:writing-mode="lr-tb" tableooo:tab-color="#00ff00"/>
    </style:style>
    <style:style style:name="ta15" style:family="table" style:master-page-name="Default">
      <style:table-properties table:display="true" style:writing-mode="lr-tb" tableooo:tab-color="#6b4794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2" style:family="table" style:master-page-name="Default">
      <style:table-properties table:display="true" style:writing-mode="lr-tb" tableooo:tab-color="#00ffff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1" style:family="table-cell" style:parent-style-name="Default">
      <style:table-cell-properties fo:background-color="#666666" style:text-align-source="fix" style:repeat-content="false" fo:border="0.002cm solid #000000"/>
      <style:paragraph-properties fo:text-align="start" fo:margin-left="0cm"/>
    </style:style>
    <style:style style:name="ce33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111111" style:text-align-source="fix" style:repeat-content="false" fo:border="0.002cm solid #000000"/>
      <style:paragraph-properties fo:text-align="start" fo:margin-left="0cm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333333" style:text-align-source="fix" style:repeat-content="false" fo:border="0.002cm solid #000000"/>
      <style:paragraph-properties fo:text-align="start" fo:margin-left="0cm"/>
    </style:style>
    <style:style style:name="ce42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48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30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666666" style:text-align-source="fix" style:repeat-content="false"/>
      <style:paragraph-properties fo:text-align="center" fo:margin-left="0cm"/>
    </style:style>
  </office:automatic-styles>
  <office:body>
    <office:spreadsheet>
      <table:table table:name="Federated Suns" table:style-name="ta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1">
          <table:table-cell table:style-name="ce27" office:value-type="string">
            <text:p>FEDERATED SUNS</text:p>
          </table:table-cell>
          <table:table-cell table:style-name="ce33" table:number-columns-spanned="16" table:number-rows-spanned="1"/>
          <table:covered-table-cell table:number-columns-repeated="15" table:style-name="ce33"/>
          <table:table-cell table:style-name="ce33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Javelin JVN-10P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590">
            <text:p>590</text:p>
          </table:table-cell>
          <table:table-cell office:value-type="string">
            <text:p>1 x SRM-6 (1t)</text:p>
            <text:p>1 x SSRM-4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office:value-type="float" office:value="3063">
            <text:p>3063</text:p>
          </table:table-cell>
          <table:table-cell table:style-name="ce11" table:number-columns-repeated="1006"/>
        </table:table-row>
        <table:table-row table:style-name="ro20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Legionnaire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9.5 Std</text:p>
            <text:p>(152)</text:p>
          </table:table-cell>
          <table:table-cell office:value-type="float" office:value="1386">
            <text:p>1386</text:p>
          </table:table-cell>
          <table:table-cell office:value-type="string">
            <text:p>1 x RAC/5 (3t)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2">
          <table:table-cell table:style-name="ce31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937">
            <text:p>2937</text:p>
          </table:table-cell>
          <table:table-cell table:number-columns-repeated="1006"/>
        </table:table-row>
        <table:table-row table:style-name="ro21">
          <table:table-cell table:style-name="ce31"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23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5">
            <text:p>3045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5">
          <table:table-cell table:style-name="ce31"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1"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24">
          <table:table-cell table:style-name="ce31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Marauder MAD-7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986">
            <text:p>1986</text:p>
          </table:table-cell>
          <table:table-cell office:value-type="string">
            <text:p>2 x ERLBL</text:p>
            <text:p>1 x RAC/5 (2t)</text:p>
            <text:p>2 x ERMB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1.5 Std</text:p>
            <text:p>(200)</text:p>
          </table:table-cell>
          <table:table-cell table:style-name="ce34" office:value-type="float" office:value="1378">
            <text:p>1378</text:p>
          </table:table-cell>
          <table:table-cell table:style-name="ce34" office:value-type="string">
            <text:p>1 x AC/20 (3t)</text:p>
            <text:p>2 x MB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9">
          <table:table-cell table:style-name="ce31" office:value-type="string">
            <text:p>Victor VTR-9D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2.5 Std</text:p>
            <text:p>(200)</text:p>
          </table:table-cell>
          <table:table-cell table:style-name="ce34" office:value-type="float" office:value="1717">
            <text:p>1717</text:p>
          </table:table-cell>
          <table:table-cell table:style-name="ce34" office:value-type="string">
            <text:p>1 x Gauss Rifle (2t)</text:p>
            <text:p>2 x MP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Striker</text:p>
          </table:table-cell>
          <table:table-cell table:style-name="ce34" office:value-type="float" office:value="3050">
            <text:p>3050</text:p>
          </table:table-cell>
          <table:table-cell table:style-name="ce34" table:number-columns-repeated="1006"/>
        </table:table-row>
        <table:table-row table:style-name="ro19">
          <table:table-cell table:style-name="ce31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1"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24">
          <table:table-cell table:style-name="ce31"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4">
          <table:table-cell table:style-name="ce31"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31"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1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1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11" table:number-columns-repeated="1006"/>
        </table:table-row>
        <table:table-row table:style-name="ro16">
          <table:table-cell table:style-name="ce3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5">
            <text:p>3065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Owens OW-1 B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752">
            <text:p>752</text:p>
          </table:table-cell>
          <table:table-cell office:value-type="string">
            <text:p>1 x SRM-6 (1t)</text:p>
            <text:p>4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office:value-type="float" office:value="3047">
            <text:p>304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1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5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31" office:value-type="string">
            <text:p>Strider SR1-O A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90">
            <text:p>90</text:p>
          </table:table-cell>
          <table:table-cell table:style-name="ce34" office:value-type="string">
            <text:p>7.5 Std</text:p>
            <text:p>(120)</text:p>
          </table:table-cell>
          <table:table-cell table:style-name="ce34" office:value-type="float" office:value="723">
            <text:p>723</text:p>
          </table:table-cell>
          <table:table-cell table:style-name="ce34" office:value-type="string">
            <text:p>1 x SBL</text:p>
          </table:table-cell>
          <table:table-cell table:style-name="ce34" office:value-type="string">
            <text:p>10 Single</text:p>
          </table:table-cell>
          <table:table-cell table:style-name="ce34" table:number-columns-repeated="3"/>
          <table:table-cell table:style-name="ce34" office:value-type="float" office:value="2">
            <text:p>2</text:p>
          </table:table-cell>
          <table:table-cell table:number-columns-repeated="2" table:style-name="ce34" office:value-type="string">
            <text:p>Yes</text:p>
          </table:table-cell>
          <table:table-cell table:style-name="ce34" table:number-columns-repeated="3"/>
          <table:table-cell table:style-name="ce34" office:value-type="string">
            <text:p>Ewar Support</text:p>
          </table:table-cell>
          <table:table-cell table:style-name="ce34" office:value-type="float" office:value="3057">
            <text:p>3057</text:p>
          </table:table-cell>
          <table:table-cell table:style-name="ce34" table:number-columns-repeated="1006"/>
        </table:table-row>
        <table:table-row table:style-name="ro13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5">
          <table:table-cell table:style-name="ce35" office:value-type="string">
            <text:p>Blackjack BJ2-O Prime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9.5 Std</text:p>
            <text:p>(152)</text:p>
          </table:table-cell>
          <table:table-cell table:style-name="ce11" office:value-type="float" office:value="1201">
            <text:p>1201</text:p>
          </table:table-cell>
          <table:table-cell table:style-name="ce11" office:value-type="string">
            <text:p>2 x UAC/5 (2t)</text:p>
            <text:p>4 x MBL</text:p>
            <text:p>4 x MG</text:p>
          </table:table-cell>
          <table:table-cell table:style-name="ce11" office:value-type="string">
            <text:p>10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triker</text:p>
          </table:table-cell>
          <table:table-cell table:style-name="ce11" office:value-type="float" office:value="3057">
            <text:p>3057</text:p>
          </table:table-cell>
          <table:table-cell table:style-name="ce11" table:number-columns-repeated="1006"/>
        </table:table-row>
        <table:table-row table:style-name="ro15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4">
          <table:table-cell table:style-name="ce31"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2">
          <table:table-cell table:style-name="ce31"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24">
          <table:table-cell table:style-name="ce31"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5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24">
          <table:table-cell table:style-name="ce31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0">
            <text:p>2830</text:p>
          </table:table-cell>
          <table:table-cell table:number-columns-repeated="1006"/>
        </table:table-row>
        <table:table-row table:style-name="ro17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Avatar AV1-O B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96">
            <text:p>1496</text:p>
          </table:table-cell>
          <table:table-cell office:value-type="string">
            <text:p>2 x LRM-15 (6t)</text:p>
            <text:p>2 x LRM-10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Ranged (LRM)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24">
          <table:table-cell table:style-name="ce31"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2701">
            <text:p>2701</text:p>
          </table:table-cell>
          <table:table-cell table:number-columns-repeated="1006"/>
        </table:table-row>
        <table:table-row table:style-name="ro24">
          <table:table-cell table:style-name="ce31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table:style-name="ce31"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0">
            <text:p>3070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Charger CGR-3K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0 Std</text:p>
            <text:p>(179)</text:p>
          </table:table-cell>
          <table:table-cell office:value-type="float" office:value="1656">
            <text:p>1656</text:p>
          </table:table-cell>
          <table:table-cell office:value-type="string">
            <text:p>1 x LRM-20 (2t)</text:p>
            <text:p>4 x MP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Harasser</text:p>
          </table:table-cell>
          <table:table-cell office:value-type="float" office:value="3039">
            <text:p>3039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Thug THG-11E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640">
            <text:p>1640</text:p>
          </table:table-cell>
          <table:table-cell office:value-type="string">
            <text:p>2 x PPC</text:p>
            <text:p>2 x SRM-6 (2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Thug THG-13K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88">
            <text:p>2088</text:p>
          </table:table-cell>
          <table:table-cell office:value-type="string">
            <text:p>3 x Heavy PPC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Victor VTR-9B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1.5 Std</text:p>
            <text:p>(200)</text:p>
          </table:table-cell>
          <table:table-cell table:style-name="ce34" office:value-type="float" office:value="1378">
            <text:p>1378</text:p>
          </table:table-cell>
          <table:table-cell table:style-name="ce34" office:value-type="string">
            <text:p>1 x AC/20 (3t)</text:p>
            <text:p>2 x MB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Victor VTR-9K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2.5 Std </text:p>
            <text:p>(200)</text:p>
          </table:table-cell>
          <table:table-cell table:style-name="ce34" office:value-type="float" office:value="1717">
            <text:p>1717</text:p>
          </table:table-cell>
          <table:table-cell table:style-name="ce34" office:value-type="string">
            <text:p>1 x Gauss Rifle (2t)</text:p>
            <text:p>2 x MP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24">
          <table:table-cell table:style-name="ce31"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25">
          <table:table-cell table:style-name="ce31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24">
          <table:table-cell table:style-name="ce31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24" table:number-rows-repeated="1048514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Lyran Allianc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43" office:value-type="string">
            <text:p>Lyran Alliance</text:p>
          </table:table-cell>
          <table:table-cell table:style-name="ce44" table:number-columns-spanned="16" table:number-rows-spanned="1"/>
          <table:covered-table-cell table:number-columns-repeated="12" table:style-name="ce44"/>
          <table:covered-table-cell table:number-columns-repeated="2" table:style-name="ce15"/>
          <table:covered-table-cell table:style-name="ce44"/>
          <table:table-cell table:style-name="ce4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9">
          <table:table-cell table:style-name="ce31" office:value-type="string">
            <text:p>Commando COM-3A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Std</text:p>
            <text:p>(48)</text:p>
          </table:table-cell>
          <table:table-cell office:value-type="float" office:value="540">
            <text:p>540</text:p>
          </table:table-cell>
          <table:table-cell office:value-type="string">
            <text:p>2 x SRM-6 (1t)</text:p>
            <text:p>1 x MBL</text:p>
            <text:p>1 x Flamer</text:p>
          </table:table-cell>
          <table:table-cell office:value-type="string">
            <text:p>10 Single</text:p>
          </table:table-cell>
          <table:table-cell table:number-columns-repeated="7"/>
          <table:table-cell table:style-name="Default" table:number-columns-repeated="2"/>
          <table:table-cell table:style-name="ce11" table:number-columns-repeated="3"/>
          <table:table-cell office:value-type="string">
            <text:p>Striker</text:p>
          </table:table-cell>
          <table:table-cell table:number-columns-repeated="1004"/>
        </table:table-row>
        <table:table-row table:style-name="ro15">
          <table:table-cell table:style-name="ce31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1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31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table:style-name="ce31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3">
          <table:table-cell table:style-name="ce31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table:style-name="ce31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5">
          <table:table-cell table:style-name="ce31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31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1"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31" office:value-type="string">
            <text:p>Blitzkrieg BTZ-3F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6.5 Std</text:p>
            <text:p>(116)</text:p>
          </table:table-cell>
          <table:table-cell office:value-type="float" office:value="1273">
            <text:p>1273</text:p>
          </table:table-cell>
          <table:table-cell office:value-type="string">
            <text:p>1 x UAC/20 (4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31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31" office:value-type="string">
            <text:p>Bushwacker BSW-X1</text:p>
          </table:table-cell>
          <table:table-cell table:style-name="ce45" office:value-type="float" office:value="55">
            <text:p>55</text:p>
          </table:table-cell>
          <table:table-cell table:style-name="ce45" office:value-type="float" office:value="80">
            <text:p>80</text:p>
          </table:table-cell>
          <table:table-cell table:style-name="ce45" office:value-type="string">
            <text:p>9 FF</text:p>
            <text:p>(161)</text:p>
          </table:table-cell>
          <table:table-cell table:style-name="ce45" office:value-type="float" office:value="1223">
            <text:p>1223</text:p>
          </table:table-cell>
          <table:table-cell table:style-name="ce45" office:value-type="string">
            <text:p>1 x AC/10 (1t)</text:p>
            <text:p>2 x LRM-5 (1t)</text:p>
            <text:p>1 x ERLBL</text:p>
            <text:p>2 x MG</text:p>
          </table:table-cell>
          <table:table-cell table:style-name="ce45" office:value-type="string">
            <text:p>11 Double</text:p>
          </table:table-cell>
          <table:table-cell table:style-name="ce45" table:number-columns-repeated="9"/>
          <table:table-cell table:style-name="ce45"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1" office:value-type="string">
            <text:p>Bushwacker BSW-S2</text:p>
          </table:table-cell>
          <table:table-cell table:style-name="ce45" office:value-type="float" office:value="55">
            <text:p>55</text:p>
          </table:table-cell>
          <table:table-cell table:style-name="ce45" office:value-type="float" office:value="80">
            <text:p>80</text:p>
          </table:table-cell>
          <table:table-cell table:style-name="ce45" office:value-type="string">
            <text:p>9 FF</text:p>
            <text:p>(161)</text:p>
          </table:table-cell>
          <table:table-cell table:style-name="ce45" office:value-type="float" office:value="1293">
            <text:p>1293</text:p>
          </table:table-cell>
          <table:table-cell table:style-name="ce45" office:value-type="string">
            <text:p>1 x LBX-10 (2t)</text:p>
            <text:p>1 x ERLBL</text:p>
            <text:p>2 x SRM-4 (1t)</text:p>
          </table:table-cell>
          <table:table-cell table:style-name="ce45" office:value-type="string">
            <text:p>11 Double</text:p>
          </table:table-cell>
          <table:table-cell table:style-name="ce45" table:number-columns-repeated="6"/>
          <table:table-cell table:style-name="ce45" office:value-type="string">
            <text:p>Yes</text:p>
          </table:table-cell>
          <table:table-cell table:style-name="ce45" table:number-columns-repeated="2"/>
          <table:table-cell table:style-name="ce45"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5">
          <table:table-cell table:style-name="ce31"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1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1" office:value-type="string">
            <text:p>Caesar CES-3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LFF</text:p>
            <text:p>(217)</text:p>
          </table:table-cell>
          <table:table-cell office:value-type="float" office:value="1919">
            <text:p>1919</text:p>
          </table:table-cell>
          <table:table-cell office:value-type="string">
            <text:p>1 x Gauss Rifle (2t)</text:p>
            <text:p>1 x Heavy PPC</text:p>
            <text:p>2 x MPL</text:p>
            <text:p>1 x ERSBL</text:p>
          </table:table-cell>
          <table:table-cell office:value-type="string">
            <text:p>12 Doub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table:style-name="ce31"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1"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1" office:value-type="string">
            <text:p>Marauder MAD-9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786">
            <text:p>1786</text:p>
          </table:table-cell>
          <table:table-cell office:value-type="string">
            <text:p>2 x ER PPC</text:p>
            <text:p>1 x LBX-10 (2t)</text:p>
            <text:p>2 x ERMBL</text:p>
            <text:p>1 x Flamer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1" office:value-type="string">
            <text:p>Zeus ZEU-5S</text:p>
          </table:table-cell>
          <table:table-cell table:style-name="ce46" office:value-type="float" office:value="80">
            <text:p>80</text:p>
          </table:table-cell>
          <table:table-cell table:style-name="ce46" office:value-type="float" office:value="60">
            <text:p>60</text:p>
          </table:table-cell>
          <table:table-cell table:style-name="ce46" office:value-type="string">
            <text:p>11.5 Std</text:p>
            <text:p>(184</text:p>
          </table:table-cell>
          <table:table-cell table:style-name="ce46" office:value-type="float" office:value="1499">
            <text:p>1499</text:p>
          </table:table-cell>
          <table:table-cell table:style-name="ce46" office:value-type="string">
            <text:p>1 x UAC/5 (2t)</text:p>
            <text:p>1 x ERLBL</text:p>
            <text:p>1 x LRM-15 (1t)</text:p>
            <text:p>1 x MBL</text:p>
          </table:table-cell>
          <table:table-cell table:style-name="ce46" office:value-type="string">
            <text:p>14 Double</text:p>
          </table:table-cell>
          <table:table-cell table:style-name="ce46" table:number-columns-repeated="9"/>
          <table:table-cell table:style-name="ce46" office:value-type="string">
            <text:p>Striker</text:p>
          </table:table-cell>
          <table:table-cell table:style-name="ce46" table:number-columns-repeated="1007"/>
        </table:table-row>
        <table:table-row table:style-name="ro16">
          <table:table-cell table:style-name="ce31" office:value-type="string">
            <text:p>Zeus ZEU-9S</text:p>
          </table:table-cell>
          <table:table-cell table:style-name="ce46" office:value-type="float" office:value="80">
            <text:p>80</text:p>
          </table:table-cell>
          <table:table-cell table:style-name="ce46" office:value-type="float" office:value="60">
            <text:p>60</text:p>
          </table:table-cell>
          <table:table-cell table:style-name="ce46" office:value-type="string">
            <text:p>11 FF</text:p>
            <text:p>(197)</text:p>
          </table:table-cell>
          <table:table-cell table:style-name="ce46" office:value-type="float" office:value="1639">
            <text:p>1639</text:p>
          </table:table-cell>
          <table:table-cell table:style-name="ce46" office:value-type="string">
            <text:p>1 x ERPPC</text:p>
            <text:p>1 x ERLBL</text:p>
            <text:p>2 x MPL</text:p>
            <text:p>1 x LRM-15 (1t)</text:p>
          </table:table-cell>
          <table:table-cell table:style-name="ce46" office:value-type="string">
            <text:p>17 Double</text:p>
          </table:table-cell>
          <table:table-cell table:style-name="ce46" table:number-columns-repeated="9"/>
          <table:table-cell table:style-name="ce46" office:value-type="string">
            <text:p>Sniper</text:p>
          </table:table-cell>
          <table:table-cell table:style-name="ce46" table:number-columns-repeated="1007"/>
        </table:table-row>
        <table:table-row table:style-name="ro15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31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7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1" office:value-type="string">
            <text:p>Stalker STK-5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423">
            <text:p>1423</text:p>
          </table:table-cell>
          <table:table-cell office:value-type="string">
            <text:p>2 x LPL</text:p>
            <text:p>2 x LRM-10</text:p>
            <text:p>2 x SRM-6</text:p>
            <text:p>4 x MBL</text:p>
          </table:table-cell>
          <table:table-cell office:value-type="string">
            <text:p>16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1"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31"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7">
          <table:table-cell table:style-name="ce31" office:value-type="string">
            <text:p>Banshee BNC-3S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751">
            <text:p>1751</text:p>
          </table:table-cell>
          <table:table-cell office:value-type="string">
            <text:p>1 x AC/10 (2t)</text:p>
            <text:p>2 x PPC</text:p>
            <text:p>4 x MBL</text:p>
            <text:p>1 x SRM-6 (1t)</text:p>
            <text:p>2 x SBL</text:p>
          </table:table-cell>
          <table:table-cell office:value-type="string">
            <text:p>21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table:style-name="ce31"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table:style-name="ce31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 table:number-rows-repeated="104851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apellan Confederation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40" office:value-type="string">
            <text:p>Capellan Confeder.</text:p>
          </table:table-cell>
          <table:table-cell table:style-name="ce42" table:number-columns-spanned="16" table:number-rows-spanned="1"/>
          <table:covered-table-cell table:number-columns-repeated="12" table:style-name="ce42"/>
          <table:covered-table-cell table:number-columns-repeated="2" table:style-name="ce15"/>
          <table:covered-table-cell table:style-name="ce42"/>
          <table:table-cell table:style-name="ce42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2">
          <table:table-cell table:style-name="ce31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32">
            <text:p>432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1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table:style-name="ce41"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5">
          <table:table-cell table:style-name="ce41" office:value-type="string">
            <text:p>Owens OW-1 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680">
            <text:p>680</text:p>
          </table:table-cell>
          <table:table-cell office:value-type="string">
            <text:p>2 x SSRM-2 (1t)</text:p>
            <text:p>1 x SPL</text:p>
            <text:p>2 x MG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2">
          <table:table-cell table:style-name="ce3"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24">
          <table:table-cell table:style-name="ce31"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table:style-name="ce31"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2">
          <table:table-cell table:style-name="ce31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2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27">
          <table:table-cell table:style-name="ce31"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28">
          <table:table-cell table:style-name="ce31"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2">
          <table:table-cell table:style-name="ce31" office:value-type="string">
            <text:p>Men Shen MS1-O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29">
            <text:p>1529</text:p>
          </table:table-cell>
          <table:table-cell office:value-type="string">
            <text:p>LBX-10 (2t)</text:p>
            <text:p>3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table:style-name="ce31"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1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1" office:value-type="string">
            <text:p>Cataphract CTF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2037">
            <text:p>2037</text:p>
          </table:table-cell>
          <table:table-cell office:value-type="string">
            <text:p>1 x ERPPC</text:p>
            <text:p>1 x Gauss Rifle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1"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1"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31" office:value-type="string">
            <text:p>Marauder MAD-6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318">
            <text:p>2318</text:p>
          </table:table-cell>
          <table:table-cell office:value-type="string">
            <text:p>2 x Plasma Rifle (3t)</text:p>
            <text:p>1 x PPC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1.5 Std</text:p>
            <text:p>(200)</text:p>
          </table:table-cell>
          <table:table-cell table:style-name="ce34" office:value-type="float" office:value="1378">
            <text:p>1378</text:p>
          </table:table-cell>
          <table:table-cell table:style-name="ce34" office:value-type="string">
            <text:p>1 x AC/20 (3t)</text:p>
            <text:p>2 x MB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9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24">
          <table:table-cell table:style-name="ce31"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24">
          <table:table-cell table:style-name="ce31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 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4" table:number-rows-repeated="1048524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Free Worlds League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48" office:value-type="string">
            <text:p>Free Worlds League</text:p>
          </table:table-cell>
          <table:table-cell table:style-name="ce49" table:number-columns-spanned="16" table:number-rows-spanned="1"/>
          <table:covered-table-cell table:number-columns-repeated="12" table:style-name="ce49"/>
          <table:covered-table-cell table:number-columns-repeated="2" table:style-name="ce15"/>
          <table:covered-table-cell table:style-name="ce49"/>
          <table:table-cell table:style-name="ce49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31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1"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1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1"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1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1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Pheonix Hawk PXH-3M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307">
            <text:p>1307</text:p>
          </table:table-cell>
          <table:table-cell office:value-type="string">
            <text:p>2 x ERLBL</text:p>
            <text:p>2 x MPL</text:p>
            <text:p>1 x MG</text:p>
          </table:table-cell>
          <table:table-cell office:value-type="string">
            <text:p>10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0"/>
        </table:table-row>
        <table:table-row table:style-name="ro15">
          <table:table-cell table:style-name="ce31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2">
          <table:table-cell table:style-name="ce31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1"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Dervish DV-6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146">
            <text:p>1146</text:p>
          </table:table-cell>
          <table:table-cell office:value-type="string">
            <text:p>2 x LRM-10 (2t)</text:p>
            <text:p>2 x SRM-2 (2t)</text:p>
            <text:p>2 x M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3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5">
          <table:table-cell table:style-name="ce31"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31"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1"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1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31"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1"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31" office:value-type="string">
            <text:p>Marauder MAD-9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.5 FF</text:p>
            <text:p>(224)</text:p>
          </table:table-cell>
          <table:table-cell office:value-type="float" office:value="1704">
            <text:p>1704</text:p>
          </table:table-cell>
          <table:table-cell office:value-type="string">
            <text:p>4 x ERLBL</text:p>
            <text:p>2 x SSRM-6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1"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1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7">
          <table:table-cell office:value-type="string">
            <text:p>Grand Titan T-IT-N10M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8 Std</text:p>
            <text:p>(288)</text:p>
          </table:table-cell>
          <table:table-cell office:value-type="float" office:value="1817">
            <text:p>1817</text:p>
          </table:table-cell>
          <table:table-cell office:value-type="string">
            <text:p>2 x LPL</text:p>
            <text:p>2 x MPL</text:p>
            <text:p>2 x SPL</text:p>
            <text:p>2 x SRM-6 (2t)</text:p>
            <text:p>1 x LRM-15 (2t)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0"/>
        </table:table-row>
        <table:table-row table:style-name="ro17" table:number-rows-repeated="1048522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5">
          <table:table-cell table:style-name="ce30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38">
          <table:table-cell table:style-name="ce30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9">
          <table:table-cell table:style-name="ce30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4">2020-08-04</text:date>, <text:time>21:3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8-04T21:30:38.32</dc:date>
    <meta:editing-duration>P30DT17H39M39S</meta:editing-duration>
    <meta:editing-cycles>141</meta:editing-cycles>
    <meta:generator>OpenOffice/4.1.7$Win32 OpenOffice.org_project/417m1$Build-9800</meta:generator>
    <meta:document-statistic meta:table-count="10" meta:cell-count="3643" meta:object-count="0"/>
  </office:meta>
</office:document-meta>
</file>